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3.93347222222222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72.5pt" style:use-optimal-row-height="tru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5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ritères</text:p>
          </table:table-cell>
          <table:table-cell office:value-type="string" table:style-name="ce2">
            <text:p>NKE</text:p>
          </table:table-cell>
          <table:table-cell office:value-type="string" table:style-name="ce2">
            <text:p>Projet Hybride</text:p>
          </table:table-cell>
          <table:table-cell office:value-type="string" table:style-name="ce2">
            <text:p>Rise Saili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écision des capteurs</text:p>
          </table:table-cell>
          <table:table-cell office:value-type="string" table:style-name="ce3">
            <text:p>Très élevée (précision de régate professionnelle)</text:p>
          </table:table-cell>
          <table:table-cell office:value-type="string" table:style-name="ce3">
            <text:p>Élevée (précision supérieure à Rise Sailing, inférieure à NKE)</text:p>
          </table:table-cell>
          <table:table-cell office:value-type="string" table:style-name="ce3">
            <text:p>Moyenne (dépend de la qualité des capteurs GPS et smartphone)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ype de capteurs</text:p>
          </table:table-cell>
          <table:table-cell office:value-type="string" table:style-name="ce3">
            <text:p>GPS, anémomètre à ultrasons, capteurs de vitesse, accéléromètres, sondeurs</text:p>
          </table:table-cell>
          <table:table-cell office:value-type="string" table:style-name="ce3">
            <text:p>GPS, courantomètre à hélice, anémomètre à ultrasons (optionnel), accéléromètre</text:p>
          </table:table-cell>
          <table:table-cell office:value-type="string" table:style-name="ce3">
            <text:p>GPS interne, accéléromètre (dépend du smartphone), mesures manuell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stèmes de communication</text:p>
          </table:table-cell>
          <table:table-cell office:value-type="string" table:style-name="ce3">
            <text:p>NMEA 2000, interopérabilité avec d'autres marques</text:p>
          </table:table-cell>
          <table:table-cell office:value-type="string" table:style-name="ce3">
            <text:p>Bluetooth, Wi-Fi, NMEA 2000</text:p>
          </table:table-cell>
          <table:table-cell office:value-type="string" table:style-name="ce3">
            <text:p>Bluetooth, GPS intégré au smartpho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face utilisateur</text:p>
          </table:table-cell>
          <table:table-cell office:value-type="string" table:style-name="ce3">
            <text:p>Écran multifonction, interface complexe</text:p>
          </table:table-cell>
          <table:table-cell office:value-type="string" table:style-name="ce3">
            <text:p>Application mobile simple, interface intuitive</text:p>
          </table:table-cell>
          <table:table-cell office:value-type="string" table:style-name="ce3">
            <text:p>Application mobile simple, peu de données en temps rée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dularité</text:p>
          </table:table-cell>
          <table:table-cell office:value-type="string" table:style-name="ce3">
            <text:p>Très modulable (ajout facile de capteurs supplémentaires)</text:p>
          </table:table-cell>
          <table:table-cell office:value-type="string" table:style-name="ce3">
            <text:p>Modulable (ajout possible de capteurs supplémentaires)</text:p>
          </table:table-cell>
          <table:table-cell office:value-type="string" table:style-name="ce3">
            <text:p>Peu modulable (limitations liées aux capteurs du smartphone)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Coût estimé</text:p>
          </table:table-cell>
          <table:table-cell office:value-type="string" table:style-name="ce3">
            <text:p>Entre 5 000 € et 20 000 €</text:p>
          </table:table-cell>
          <table:table-cell office:value-type="string" table:style-name="ce3">
            <text:p>Entre 1 500 € et 5 000 €</text:p>
          </table:table-cell>
          <table:table-cell office:value-type="string" table:style-name="ce3">
            <text:p>Gratuit ou abonnement payant (moins de 50 €/an)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Facilité d'installation</text:p>
          </table:table-cell>
          <table:table-cell office:value-type="string" table:style-name="ce3">
            <text:p>Installation complexe nécessitant des compétences techniques</text:p>
          </table:table-cell>
          <table:table-cell office:value-type="string" table:style-name="ce3">
            <text:p>Installation simple pour la plupart des capteurs</text:p>
          </table:table-cell>
          <table:table-cell office:value-type="string" table:style-name="ce3">
            <text:p>Aucune installation requise (via smartphone)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Maintenance</text:p>
          </table:table-cell>
          <table:table-cell office:value-type="string" table:style-name="ce3">
            <text:p>Maintenance régulière, recalibrage nécessaire</text:p>
          </table:table-cell>
          <table:table-cell office:value-type="string" table:style-name="ce3">
            <text:p>Peu de maintenance requise, anémomètre à ultrasons sans pièces mobiles</text:p>
          </table:table-cell>
          <table:table-cell office:value-type="string" table:style-name="ce3">
            <text:p>Pas de maintenance (basé sur le smartphone)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Analyse en temps réel</text:p>
          </table:table-cell>
          <table:table-cell office:value-type="string" table:style-name="ce3">
            <text:p>Oui, en temps réel avec visualisation complète</text:p>
          </table:table-cell>
          <table:table-cell office:value-type="string" table:style-name="ce3">
            <text:p>Oui, données en temps réel disponibles sur smartphone</text:p>
          </table:table-cell>
          <table:table-cell office:value-type="string" table:style-name="ce3">
            <text:p>Partiellement, dépend des capteurs disponibl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patibilité avec autres systèmes</text:p>
          </table:table-cell>
          <table:table-cell office:value-type="string" table:style-name="ce3">
            <text:p>Compatibilité avec plusieurs systèmes et marques (NMEA 2000)</text:p>
          </table:table-cell>
          <table:table-cell office:value-type="string" table:style-name="ce3">
            <text:p>Compatible avec d'autres capteurs via NMEA 2000 ou Bluetooth</text:p>
          </table:table-cell>
          <table:table-cell office:value-type="string" table:style-name="ce3">
            <text:p>Peu de compatibilité (dépend des capteurs externes Bluetooth)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Public cible</text:p>
          </table:table-cell>
          <table:table-cell office:value-type="string" table:style-name="ce3">
            <text:p>Régatiers professionnels, navigation de haut niveau</text:p>
          </table:table-cell>
          <table:table-cell office:value-type="string" table:style-name="ce3">
            <text:p>Plaisanciers, semi-professionnels, amateurs de régates</text:p>
          </table:table-cell>
          <table:table-cell office:value-type="string" table:style-name="ce3">
            <text:p>Débutants, plaisanciers amateurs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Robustesse et durabilité</text:p>
          </table:table-cell>
          <table:table-cell office:value-type="string" table:style-name="ce3">
            <text:p>Très robuste, résiste aux environnements marins difficiles (chocs, eau salée)</text:p>
          </table:table-cell>
          <table:table-cell office:value-type="string" table:style-name="ce3">
            <text:p>Robuste mais moins que NKE (matériaux légers, résistants)</text:p>
          </table:table-cell>
          <table:table-cell office:value-type="string" table:style-name="ce3">
            <text:p>Peu robuste, dépend de la qualité du smartphone et des accessoi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ses à jour logicielles</text:p>
          </table:table-cell>
          <table:table-cell office:value-type="string" table:style-name="ce3">
            <text:p>Mises à jour fréquentes, nécessitant parfois une intervention manuelle</text:p>
          </table:table-cell>
          <table:table-cell office:value-type="string" table:style-name="ce3">
            <text:p>Mises à jour faciles via applications, possible amélioration IA</text:p>
          </table:table-cell>
          <table:table-cell office:value-type="string" table:style-name="ce3">
            <text:p>Mises à jour fréquentes, basées sur les plateformes mobil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Évolutivité</text:p>
          </table:table-cell>
          <table:table-cell office:value-type="string" table:style-name="ce3">
            <text:p>Très évolutif, ajout facile de capteurs supplémentaires</text:p>
          </table:table-cell>
          <table:table-cell office:value-type="string" table:style-name="ce3">
            <text:p>Bonne évolutivité, possibilité d'ajouter des capteurs ou modules</text:p>
          </table:table-cell>
          <table:table-cell office:value-type="string" table:style-name="ce3">
            <text:p>Peu évolutif, limité aux capteurs du smartpho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arantie et support</text:p>
          </table:table-cell>
          <table:table-cell office:value-type="string" table:style-name="ce3">
            <text:p>2 à 5 ans de garantie, support technique international</text:p>
          </table:table-cell>
          <table:table-cell office:value-type="string" table:style-name="ce3">
            <text:p>Garantie variable, support limité à des réseaux spécialisés</text:p>
          </table:table-cell>
          <table:table-cell office:value-type="string" table:style-name="ce3">
            <text:p>Peu ou pas de support technique (application mobile standard)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benjamin gendry</meta:initial-creator>
    <dc:creator>benjamin gendry</dc:creator>
    <meta:creation-date>2024-09-24T09:50:10Z</meta:creation-date>
    <dc:date>2024-09-24T10:12:00Z</dc:date>
  </office:meta>
</office:document-meta>
</file>